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909cm"/>
    </style:style>
    <style:style style:name="co1" style:family="table-column">
      <style:table-column-properties style:column-width="2.349cm" style:use-optimal-column-width="false"/>
    </style:style>
    <style:style style:name="co2" style:family="table-column">
      <style:table-column-properties style:column-width="2.354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5cm"/>
    </style:style>
    <style:style style:name="ce1" style:family="table-cell">
      <loext:graphic-properties draw:textarea-vertical-align="middle"/>
      <style:paragraph-properties fo:text-align="center"/>
      <style:text-properties style:font-name="Utopia"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Utopia" fo:font-size="12pt" style:font-size-asian="12pt" style:font-size-complex="12pt"/>
    </style:style>
    <style:style style:name="P1" style:family="paragraph">
      <style:paragraph-properties fo:text-align="center"/>
      <style:text-properties style:font-name="Utopia"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fo:text-align="center"/>
      <style:text-properties style:font-name="Utopia" fo:font-size="12pt" style:font-size-asian="12pt" style:font-size-complex="12pt"/>
    </style:style>
    <style:style style:name="P3" style:family="paragraph">
      <style:paragraph-properties fo:text-align="center"/>
      <style:text-properties style:font-name="Utopia" fo:font-size="14pt" style:font-size-asian="14pt" style:font-size-complex="14pt"/>
    </style:style>
    <style:style style:name="P4" style:family="paragraph">
      <style:paragraph-properties fo:text-align="start"/>
      <style:text-properties style:font-name="Utopia" fo:font-size="14pt" style:font-size-asian="14pt" style:font-size-complex="14pt"/>
    </style:style>
    <style:style style:name="P5" style:family="paragraph">
      <loext:graphic-properties draw:fill="none" draw:fill-color="#ffffff"/>
      <style:text-properties style:font-name="Utopia" fo:font-size="14pt" style:font-size-asian="14pt" style:font-size-complex="14pt"/>
    </style:style>
    <style:style style:name="T1" style:family="text">
      <style:text-properties style:font-name="Utopia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Utopia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13.998cm" svg:x="7.067cm" svg:y="1.9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gray3"/>
              <table:table-cell>
                <text:p text:style-name="P1">dur=2</text:p>
              </table:table-cell>
              <table:table-cell>
                <text:p text:style-name="P1">dur=4</text:p>
              </table:table-cell>
              <table:table-cell>
                <text:p text:style-name="P1">dur=6</text:p>
              </table:table-cell>
              <table:table-cell>
                <text:p text:style-name="P1">dur=8</text:p>
              </table:table-cell>
              <table:table-cell>
                <text:p text:style-name="P1">dur=8</text:p>
              </table:table-cell>
            </table:table-row>
            <table:table-row table:style-name="ro1" table:default-cell-style-name="ce2">
              <table:table-cell table:style-name="ce1">
                <text:p text:style-name="P1">p=0</text:p>
              </table:table-cell>
              <table:table-cell>
                <text:p text:style-name="P2">0%</text:p>
              </table:table-cell>
              <table:table-cell>
                <text:p text:style-name="P2">0.9%</text:p>
              </table:table-cell>
              <table:table-cell>
                <text:p text:style-name="P2">5.5%</text:p>
              </table:table-cell>
              <table:table-cell>
                <text:p text:style-name="P2">7.3%</text:p>
              </table:table-cell>
              <table:table-cell>
                <text:p text:style-name="P2">10.9%</text:p>
              </table:table-cell>
            </table:table-row>
            <table:table-row table:style-name="ro1" table:default-cell-style-name="ce2">
              <table:table-cell table:style-name="ce1">
                <text:p text:style-name="P1">p=2</text:p>
              </table:table-cell>
              <table:table-cell>
                <text:p text:style-name="P2">2.72%</text:p>
              </table:table-cell>
              <table:table-cell>
                <text:p text:style-name="P2">15.5%</text:p>
              </table:table-cell>
              <table:table-cell>
                <text:p text:style-name="P2">34.5%</text:p>
              </table:table-cell>
              <table:table-cell>
                <text:p text:style-name="P2">42.7%</text:p>
              </table:table-cell>
              <table:table-cell>
                <text:p text:style-name="P2">60.0%</text:p>
              </table:table-cell>
            </table:table-row>
            <table:table-row table:style-name="ro1" table:default-cell-style-name="ce2">
              <table:table-cell table:style-name="ce1">
                <text:p text:style-name="P1">p=4</text:p>
              </table:table-cell>
              <table:table-cell>
                <text:p text:style-name="P2">22.7%</text:p>
              </table:table-cell>
              <table:table-cell>
                <text:p text:style-name="P2">41.8%</text:p>
              </table:table-cell>
              <table:table-cell>
                <text:p text:style-name="P2">68.2%</text:p>
              </table:table-cell>
              <table:table-cell>
                <text:p text:style-name="P2">79.0%</text:p>
              </table:table-cell>
              <table:table-cell>
                <text:p text:style-name="P2">89.0%</text:p>
              </table:table-cell>
            </table:table-row>
            <table:table-row table:style-name="ro1" table:default-cell-style-name="ce2">
              <table:table-cell table:style-name="ce1">
                <text:p text:style-name="P1">p=6</text:p>
              </table:table-cell>
              <table:table-cell>
                <text:p text:style-name="P2">48.2%</text:p>
              </table:table-cell>
              <table:table-cell>
                <text:p text:style-name="P2">64.5%</text:p>
              </table:table-cell>
              <table:table-cell>
                <text:p text:style-name="P2">88.2%</text:p>
              </table:table-cell>
              <table:table-cell>
                <text:p text:style-name="P2">92.7%</text:p>
              </table:table-cell>
              <table:table-cell>
                <text:p text:style-name="P2">94.5%</text:p>
              </table:table-cell>
            </table:table-row>
            <table:table-row table:style-name="ro1" table:default-cell-style-name="ce2">
              <table:table-cell table:style-name="ce1">
                <text:p text:style-name="P1">p=8</text:p>
              </table:table-cell>
              <table:table-cell>
                <text:p text:style-name="P2">59.1%</text:p>
              </table:table-cell>
              <table:table-cell>
                <text:p text:style-name="P2">74.5%</text:p>
              </table:table-cell>
              <table:table-cell>
                <text:p text:style-name="P2">92.7%</text:p>
              </table:table-cell>
              <table:table-cell>
                <text:p text:style-name="P2">94.5%</text:p>
              </table:table-cell>
              <table:table-cell>
                <text:p text:style-name="P2">94.5%</text:p>
              </table:table-cell>
            </table:table-row>
            <table:table-row table:style-name="ro2" table:default-cell-style-name="ce2">
              <table:table-cell table:style-name="ce1">
                <text:p text:style-name="P1">p=10</text:p>
              </table:table-cell>
              <table:table-cell>
                <text:p text:style-name="P2">53.6%</text:p>
              </table:table-cell>
              <table:table-cell>
                <text:p text:style-name="P2">70.9%</text:p>
              </table:table-cell>
              <table:table-cell>
                <text:p text:style-name="P2">94.5%</text:p>
              </table:table-cell>
              <table:table-cell>
                <text:p text:style-name="P2">95.5%</text:p>
              </table:table-cell>
              <table:table-cell>
                <text:p text:style-name="P2">94.5%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5" draw:layer="layout" svg:width="16.51cm" svg:height="2.767cm" svg:x="6.08cm" svg:y="16.456cm">
          <draw:text-box>
            <text:p text:style-name="P3"><text:span text:style-name="T1">Table 1.</text:span></text:p>
            <text:p text:style-name="P4"><text:span text:style-name="T2"><text:s/></text:span><text:span text:style-name="T2">Recall accuracy for query signals of varying duration (dur = 2, 4, 6, 8 seconds) and number of bit toggles per hash frame (p = 0, 2, 4, 6, 8, 10). <text:s/>Bit toggles are the bit positions to consider flipping to increase the number of candidate hashes per frame. <text:s/>The table is for a threshold value, T = 0.07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15:42:11.536219213</meta:creation-date>
    <dc:date>2019-04-24T15:58:52.086256718</dc:date>
    <meta:editing-duration>PT4M30S</meta:editing-duration>
    <meta:editing-cycles>2</meta:editing-cycles>
    <meta:generator>LibreOffice/5.2.7.2$Linux_X86_64 LibreOffice_project/20m0$Build-2</meta:generator>
    <meta:document-statistic meta:object-count="2"/>
  </office:meta>
</office:document-meta>
</file>